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c4fbe" officeooo:paragraph-rsid="000c4fbe"/>
    </style:style>
    <style:style style:name="P2" style:family="paragraph" style:parent-style-name="Standard">
      <style:text-properties fo:font-weight="bold" officeooo:rsid="000c4fbe" officeooo:paragraph-rsid="000c4fbe" style:font-weight-asian="bold" style:font-weight-complex="bold"/>
    </style:style>
    <style:style style:name="P3" style:family="paragraph" style:parent-style-name="Standard">
      <style:text-properties fo:font-weight="bold" officeooo:rsid="000c8631" officeooo:paragraph-rsid="000c8631" style:font-weight-asian="bold" style:font-weight-complex="bold"/>
    </style:style>
    <style:style style:name="P4" style:family="paragraph" style:parent-style-name="Standard">
      <style:text-properties fo:font-weight="bold" officeooo:rsid="000dd2de" officeooo:paragraph-rsid="000dd2de" style:font-weight-asian="bold" style:font-weight-complex="bold"/>
    </style:style>
    <style:style style:name="P5" style:family="paragraph" style:parent-style-name="Standard">
      <style:text-properties fo:font-weight="bold" officeooo:rsid="000e7bfd" officeooo:paragraph-rsid="000e7bfd" style:font-weight-asian="bold" style:font-weight-complex="bold"/>
    </style:style>
    <style:style style:name="P6" style:family="paragraph" style:parent-style-name="Standard">
      <style:text-properties fo:font-weight="normal" officeooo:rsid="000c4fbe" officeooo:paragraph-rsid="000c4fbe" style:font-weight-asian="normal" style:font-weight-complex="normal"/>
    </style:style>
    <style:style style:name="P7" style:family="paragraph" style:parent-style-name="Standard">
      <style:text-properties fo:font-weight="normal" officeooo:rsid="000c8631" officeooo:paragraph-rsid="000c8631" style:font-weight-asian="normal" style:font-weight-complex="normal"/>
    </style:style>
    <style:style style:name="P8" style:family="paragraph" style:parent-style-name="Standard">
      <style:text-properties style:font-name="Courier" fo:font-weight="bold" officeooo:rsid="000dd2de" officeooo:paragraph-rsid="000dd2de" style:font-weight-asian="bold" style:font-weight-complex="bold"/>
    </style:style>
    <style:style style:name="T1" style:family="text">
      <style:text-properties officeooo:rsid="000c863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dd2de"/>
    </style:style>
    <style:style style:name="T4" style:family="text">
      <style:text-properties style:font-name="Courier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ane Alvarez</text:p>
      <text:p text:style-name="P1">Parallel Programming HW 3 Report</text:p>
      <text:p text:style-name="P1"/>
      <text:p text:style-name="P2">Strategies for Optimization</text:p>
      <text:p text:style-name="P6">The plan for the optimization was to wrap the outermost look in a parallel region where loop management would be handled by a single thread. <text:s/>This allowed for thread initialization to occur once and reduced computational overhead as opposed to a previous design where the contents of the outermost loop were parallelized. </text:p>
      <text:p text:style-name="P6"/>
      <text:p text:style-name="P6">Inside the parallel region, the number of threads and various partitioning variables were initialized for each thread. <text:s/>Then, the loop began, transformed into a do-while loop to separate move the initialization and iteration portions to serial and single-threaded accessed regions respectively. <text:s/></text:p>
      <text:p text:style-name="P6">The two loop structures <text:span text:style-name="T1">are execution separately with barriers to prevent one interfering with the other. <text:s/>Each is split into contiguous regions for the threads to operate on to reduce the effects of false sharing, albeit this may not have been completely avoided.</text:span></text:p>
      <text:p text:style-name="P6"/>
      <text:p text:style-name="P7">Aggregating the max was done in a critical region and loop management is handled by a single thread, which may change from iteration to iteration.</text:p>
      <text:p text:style-name="P7"/>
      <text:p text:style-name="P3">Performance</text:p>
      <text:p text:style-name="P7">The code executed with upwards of a 3x improvement over the serial code when run on CS machines in the undergraduate lab. <text:s/>These machines have Intel core i7 processors with 4 cores and 8 threads. <text:s/>To reduce false sharing overhead, the max number of threads was set in code to 4. <text:s/><text:span text:style-name="T3">The following is the raw data:</text:span></text:p>
      <text:p text:style-name="P8"><text:span text:style-name="T2"/></text:p>
      <text:p text:style-name="P8"><text:span text:style-name="T2">borg[1074]% ./opt.out</text:span></text:p>
      <text:p text:style-name="P8"><text:span text:style-name="T2">Solution converged in <text:s/>27108 iterations</text:span></text:p>
      <text:p text:style-name="P8"><text:span text:style-name="T2">Solution at center of grid : 49.999789</text:span></text:p>
      <text:p text:style-name="P8"><text:span text:style-name="T2">Base-Jacobi: 1614.2 MFLOPS; Time = 0.685 sec; </text:span></text:p>
      <text:p text:style-name="P8"><text:span text:style-name="T2">borg[1074]% ./opt.out</text:span></text:p>
      <text:p text:style-name="P8"><text:span text:style-name="T2">Solution converged in <text:s/>27108 iterations</text:span></text:p>
      <text:p text:style-name="P8"><text:span text:style-name="T2">Solution at center of grid : 49.999789</text:span></text:p>
      <text:p text:style-name="P8"><text:span text:style-name="T2">Base-Jacobi: 1628.7 MFLOPS; Time = 0.679 sec; </text:span></text:p>
      <text:p text:style-name="P8"><text:span text:style-name="T2">borg[1074]% ./opt.out</text:span></text:p>
      <text:p text:style-name="P8"><text:span text:style-name="T2">Solution converged in <text:s/>27108 iterations</text:span></text:p>
      <text:p text:style-name="P8"><text:span text:style-name="T2">Solution at center of grid : 49.999789</text:span></text:p>
      <text:p text:style-name="P8"><text:span text:style-name="T2">Base-Jacobi: 1582.2 MFLOPS; Time = 0.699 sec; </text:span></text:p>
      <text:p text:style-name="P8"><text:span text:style-name="T2"/></text:p>
      <text:p text:style-name="P4"><text:span text:style-name="T2">The data averages to 1608.37 MFLOPS and 0.6877 seconds</text:span></text:p>
      <text:p text:style-name="P4"><text:span text:style-name="T2"/></text:p>
      <text:p text:style-name="P4"><text:span text:style-name="T2">For the unmodified data:</text:span></text:p>
      <text:p text:style-name="P4"><text:span text:style-name="T2"/></text:p>
      <text:p text:style-name="P4"><text:span text:style-name="T2">borg[1081]% ./a.out </text:span></text:p>
      <text:p text:style-name="P4"><text:span text:style-name="T2">Solution converged in <text:s/>27108 iterations</text:span></text:p>
      <text:p text:style-name="P4"><text:span text:style-name="T2">Solution at center of grid : 49.999789</text:span></text:p>
      <text:p text:style-name="P4"><text:span text:style-name="T2">Base-Jacobi: 445.1 MFLOPS; Time = 2.485 sec; </text:span></text:p>
      <text:p text:style-name="P4"><text:span text:style-name="T2">borg[1082]% ./a.out</text:span></text:p>
      <text:p text:style-name="P4"><text:span text:style-name="T2">Solution converged in <text:s/>27108 iterations</text:span></text:p>
      <text:p text:style-name="P4"><text:soft-page-break/><text:span text:style-name="T2">Solution at center of grid : 49.999789</text:span></text:p>
      <text:p text:style-name="P4"><text:span text:style-name="T2">Base-Jacobi: 442.6 MFLOPS; Time = 2.499 sec; </text:span></text:p>
      <text:p text:style-name="P4"><text:span text:style-name="T2">borg[1082]% ./a.out</text:span></text:p>
      <text:p text:style-name="P4"><text:span text:style-name="T2">Solution converged in <text:s/>27108 iterations</text:span></text:p>
      <text:p text:style-name="P4"><text:span text:style-name="T2">Solution at center of grid : 49.999789</text:span></text:p>
      <text:p text:style-name="P4"><text:span text:style-name="T2">Base-Jacobi: 446.8 MFLOPS; Time = 2.476 sec;</text:span></text:p>
      <text:p text:style-name="P4"><text:span text:style-name="T2"/></text:p>
      <text:p text:style-name="P4"><text:span text:style-name="T2">This is averages of 444.83 MFLOPS and 2.4867 seconds for the unmodified program.</text:span></text:p>
      <text:p text:style-name="P4"><text:span text:style-name="T2">The convergence iterations and solution also match consistently between executions.</text:span></text:p>
      <text:p text:style-name="P4"><text:span text:style-name="T2"/></text:p>
      <text:p text:style-name="P4">Building the code</text:p>
      <text:p text:style-name="P5"><text:span text:style-name="T2">A make file is included and can be run with the </text:span><text:span text:style-name="T4">make</text:span><text:span text:style-name="T2"> command. <text:s/>This will output to </text:span><text:span text:style-name="T4">opt.out</text:span><text:span text:style-name="T2">, which can be run with </text:span><text:span text:style-name="T4">./opt.ou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ne Alvarez</meta:initial-creator>
    <meta:creation-date>2016-10-27T12:25:08.057188975</meta:creation-date>
    <dc:date>2016-10-27T13:06:51.621101562</dc:date>
    <dc:creator>Shane Alvarez</dc:creator>
    <meta:editing-duration>PT11M22S</meta:editing-duration>
    <meta:editing-cycles>2</meta:editing-cycles>
    <meta:generator>LibreOffice/4.1.6.2$Linux_X86_64 LibreOffice_project/410m0$Build-2</meta:generator>
    <meta:document-statistic meta:table-count="0" meta:image-count="0" meta:object-count="0" meta:page-count="2" meta:paragraph-count="39" meta:word-count="418" meta:character-count="2680" meta:non-whitespace-character-count="2256"/>
  </office:meta>
</office:document-meta>
</file>